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2.429cm" style:rel-column-width="9362*"/>
    </style:style>
    <style:style style:name="Tableau2.G" style:family="table-column">
      <style:table-column-properties style:column-width="2.429cm" style:rel-column-width="9363*"/>
    </style:style>
    <style:style style:name="Tableau2.A1" style:family="table-cell">
      <style:table-cell-properties fo:padding="0.097cm" fo:border-left="0.05pt solid #000000" fo:border-right="none" fo:border-top="0.05pt solid #000000" fo:border-bottom="0.05pt solid #000000"/>
    </style:style>
    <style:style style:name="Tableau2.G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text-underline-style="none"/>
    </style:style>
    <style:style style:name="P3" style:family="paragraph" style:parent-style-name="Standard">
      <style:paragraph-properties fo:text-align="justify" style:justify-single-word="false"/>
      <style:text-properties style:text-underline-style="solid" style:text-underline-width="auto" style:text-underline-color="font-color"/>
    </style:style>
    <style:style style:name="P4" style:family="paragraph" style:parent-style-name="Standard">
      <style:paragraph-properties fo:text-align="justify" style:justify-single-word="false"/>
      <style:text-properties style:font-name="Times New Roman1" style:text-underline-style="none"/>
    </style:style>
    <style:style style:name="P5" style:family="paragraph" style:parent-style-name="Standard">
      <style:paragraph-properties fo:text-align="justify" style:justify-single-word="false">
        <style:tab-stops>
          <style:tab-stop style:position="6.32cm"/>
        </style:tab-stops>
      </style:paragraph-properties>
      <style:text-properties style:font-name="Times New Roman1" style:text-underline-style="none"/>
    </style:style>
    <style:style style:name="P6" style:family="paragraph" style:parent-style-name="Standard">
      <style:paragraph-properties fo:text-align="justify" style:justify-single-word="false"/>
      <style:text-properties style:font-name="Times New Roman1" style:text-underline-style="solid" style:text-underline-width="auto" style:text-underline-color="font-color"/>
    </style:style>
    <style:style style:name="P7" style:family="paragraph" style:parent-style-name="Standard">
      <style:paragraph-properties fo:text-align="justify" style:justify-single-word="false"/>
      <style:text-properties style:use-window-font-color="true" style:font-name="Times New Roman1" style:text-underline-style="none"/>
    </style:style>
    <style:style style:name="P8" style:family="paragraph" style:parent-style-name="Table_20_Contents">
      <style:paragraph-properties fo:text-align="justify" style:justify-single-word="false"/>
    </style:style>
    <style:style style:name="P9" style:family="paragraph" style:parent-style-name="Standard">
      <style:paragraph-properties fo:text-align="justify" style:justify-single-word="false" fo:padding="0.074cm" fo:border-left="none" fo:border-right="none" fo:border-top="none" fo:border-bottom="0.06pt solid #000000" style:join-border="false"/>
      <style:text-properties style:text-underline-style="none"/>
    </style:style>
    <style:style style:name="P10" style:family="paragraph" style:parent-style-name="Standard">
      <style:paragraph-properties fo:text-align="justify" style:justify-single-word="false" fo:padding="0.074cm" fo:border-left="none" fo:border-right="none" fo:border-top="none" fo:border-bottom="0.06pt solid #000000" style:join-border="false"/>
      <style:text-properties style:font-name="Times New Roman1" style:text-underline-style="none"/>
    </style:style>
    <style:style style:name="P11" style:family="paragraph" style:parent-style-name="Standard">
      <style:paragraph-properties fo:text-align="justify" style:justify-single-word="false" fo:padding="0.074cm" fo:border-left="none" fo:border-right="none" fo:border-top="none" fo:border-bottom="0.06pt solid #000000" style:join-border="false"/>
      <style:text-properties style:use-window-font-color="true" style:font-name="Times New Roman1" style:text-underline-style="none"/>
    </style:style>
    <style:style style:name="P12" style:family="paragraph" style:parent-style-name="Standard" style:list-style-name="L1">
      <style:paragraph-properties fo:text-align="justify" style:justify-single-word="false"/>
    </style:style>
    <style:style style:name="P13" style:family="paragraph" style:parent-style-name="Standard" style:list-style-name="L2">
      <style:paragraph-properties fo:text-align="justify" style:justify-single-word="false"/>
    </style:style>
    <style:style style:name="P14" style:family="paragraph" style:parent-style-name="Standard" style:list-style-name="L3">
      <style:paragraph-properties fo:text-align="justify" style:justify-single-word="false"/>
      <style:text-properties style:text-underline-style="solid" style:text-underline-width="auto" style:text-underline-color="font-color"/>
    </style:style>
    <style:style style:name="P15" style:family="paragraph" style:parent-style-name="Standard" style:list-style-name="L5">
      <style:paragraph-properties fo:text-align="justify" style:justify-single-word="false"/>
      <style:text-properties style:text-underline-style="solid" style:text-underline-width="auto" style:text-underline-color="font-color"/>
    </style:style>
    <style:style style:name="P16" style:family="paragraph" style:parent-style-name="Standard" style:list-style-name="L3">
      <style:paragraph-properties fo:text-align="justify" style:justify-single-word="false"/>
      <style:text-properties style:text-underline-style="none"/>
    </style:style>
    <style:style style:name="P17" style:family="paragraph" style:parent-style-name="Standard" style:list-style-name="L4">
      <style:paragraph-properties fo:text-align="justify" style:justify-single-word="false"/>
      <style:text-properties style:text-underline-style="none"/>
    </style:style>
    <style:style style:name="P18" style:family="paragraph" style:parent-style-name="Standard" style:list-style-name="L5">
      <style:paragraph-properties fo:text-align="justify" style:justify-single-word="false"/>
      <style:text-properties style:text-underline-style="none"/>
    </style:style>
    <style:style style:name="P19" style:family="paragraph" style:parent-style-name="Standard" style:list-style-name="L6">
      <style:paragraph-properties fo:text-align="justify" style:justify-single-word="false"/>
      <style:text-properties style:text-underline-style="none"/>
    </style:style>
    <style:style style:name="P20" style:family="paragraph" style:parent-style-name="Standard" style:list-style-name="L4">
      <style:paragraph-properties fo:text-align="justify" style:justify-single-word="false"/>
      <style:text-properties style:font-name="Times New Roman1" style:text-underline-style="none"/>
    </style:style>
    <style:style style:name="P21" style:family="paragraph" style:parent-style-name="Standard" style:list-style-name="L7">
      <style:paragraph-properties fo:text-align="justify" style:justify-single-word="false"/>
      <style:text-properties style:font-name="Times New Roman1" style:text-underline-style="none"/>
    </style:style>
    <style:style style:name="P22" style:family="paragraph" style:parent-style-name="Standard" style:list-style-name="L8">
      <style:paragraph-properties fo:text-align="justify" style:justify-single-word="false"/>
      <style:text-properties style:font-name="Times New Roman1" style:text-underline-style="none"/>
    </style:style>
    <style:style style:name="P23" style:family="paragraph" style:parent-style-name="Standard" style:list-style-name="L9">
      <style:paragraph-properties fo:text-align="justify" style:justify-single-word="false"/>
      <style:text-properties style:font-name="Times New Roman1" style:text-underline-style="none"/>
    </style:style>
    <style:style style:name="P24" style:family="paragraph" style:parent-style-name="Standard" style:list-style-name="L4">
      <style:paragraph-properties fo:text-align="justify" style:justify-single-word="false"/>
      <style:text-properties style:font-name="Times New Roman1" style:text-underline-style="solid" style:text-underline-width="auto" style:text-underline-color="font-color"/>
    </style:style>
    <style:style style:name="P25" style:family="paragraph" style:parent-style-name="Standard" style:list-style-name="L9">
      <style:paragraph-properties fo:text-align="justify" style:justify-single-word="false"/>
      <style:text-properties fo:color="#00ff00" style:font-name="Times New Roman1" style:text-underline-style="none"/>
    </style:style>
    <style:style style:name="P26" style:family="paragraph" style:parent-style-name="Standard" style:list-style-name="L10">
      <style:paragraph-properties fo:text-align="justify" style:justify-single-word="false"/>
      <style:text-properties style:use-window-font-color="true" style:font-name="Times New Roman1" style:text-underline-style="none"/>
    </style:style>
    <style:style style:name="P27" style:family="paragraph" style:parent-style-name="Standard" style:list-style-name="L11">
      <style:paragraph-properties fo:text-align="justify" style:justify-single-word="false"/>
      <style:text-properties style:use-window-font-color="true" style:font-name="Times New Roman1" style:text-underline-style="none"/>
    </style:style>
    <style:style style:name="P28" style:family="paragraph" style:parent-style-name="Standard" style:list-style-name="L12">
      <style:paragraph-properties fo:text-align="justify" style:justify-single-word="false"/>
      <style:text-properties style:use-window-font-color="true" style:font-name="Times New Roman1" style:text-underline-style="none"/>
    </style:style>
    <style:style style:name="P29" style:family="paragraph" style:parent-style-name="Standard" style:list-style-name="L11">
      <style:paragraph-properties fo:text-align="justify" style:justify-single-word="false"/>
      <style:text-properties style:use-window-font-color="true" style:font-name="Times New Roman1" style:text-underline-style="solid" style:text-underline-width="auto" style:text-underline-color="font-color"/>
    </style:style>
    <style:style style:name="T1" style:family="text">
      <style:text-properties style:font-name="Times New Roman1"/>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style:text-underline-style="solid" style:text-underline-type="double" style:text-underline-width="auto" style:text-underline-color="font-color"/>
    </style:style>
    <style:style style:name="T5" style:family="text">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phes et algorithmes ( &amp; modélisation )</text:p>
      <text:p text:style-name="P1">---11/09/12---</text:p>
      <text:p text:style-name="P1">16h de cours et 20h de TD</text:p>
      <text:p text:style-name="P1"/>
      <text:list xml:id="list18168089981" text:style-name="L1">
        <text:list-item>
          <text:p text:style-name="P12">plan du cours</text:p>
          <text:list>
            <text:list-item>
              <text:p text:style-name="P12">Flots | connexité</text:p>
            </text:list-item>
            <text:list-item>
              <text:p text:style-name="P12">Graphes planaires</text:p>
              <text:list>
                <text:list-item>
                  <text:p text:style-name="P12">un graphe peut il ce dessiner sans croiser les arrêtes ?</text:p>
                </text:list-item>
              </text:list>
            </text:list-item>
            <text:list-item>
              <text:p text:style-name="P12">Postier chinoise</text:p>
            </text:list-item>
            <text:list-item>
              <text:p text:style-name="P12">Voyageur de commerce</text:p>
            </text:list-item>
          </text:list>
        </text:list-item>
        <text:list-item>
          <text:p text:style-name="P12">objectifs</text:p>
          <text:list>
            <text:list-item>
              <text:p text:style-name="P12">algos polynomiaux</text:p>
              <text:list>
                <text:list-item>
                  <text:p text:style-name="P12">aspect optimalité</text:p>
                </text:list-item>
              </text:list>
            </text:list-item>
            <text:list-item>
              <text:p text:style-name="P12">problèmes difficiles</text:p>
              <text:list>
                <text:list-item>
                  <text:p text:style-name="P12">approximation, heuristiques,</text:p>
                </text:list-item>
              </text:list>
            </text:list-item>
            <text:list-item>
              <text:p text:style-name="P12">problèmes de Coloration, stable maximum...</text:p>
            </text:list-item>
            <text:list-item>
              <text:p text:style-name="P12">algorithmes probabilistes</text:p>
            </text:list-item>
            <text:list-item>
              <text:p text:style-name="P12">algorithmes distribués (?)</text:p>
            </text:list-item>
            <text:list-item>
              <text:p text:style-name="P12">algorithmes exponentiels</text:p>
            </text:list-item>
          </text:list>
        </text:list-item>
      </text:list>
      <text:p text:style-name="P1"/>
      <text:list xml:id="list394796585" text:style-name="L2">
        <text:list-item>
          <text:p text:style-name="P13">Graphe G(V,E)</text:p>
          <text:list>
            <text:list-item>
              <text:p text:style-name="P13">Orienté</text:p>
              <text:list>
                <text:list-item>
                  <text:p text:style-name="P13">Sommets : V</text:p>
                </text:list-item>
                <text:list-item>
                  <text:p text:style-name="P13">Arcs: E, chaque arc est un couple de sommet <text:s/>E € VxV</text:p>
                </text:list-item>
                <text:list-item>
                  <text:p text:style-name="P13">V = {s,a,b,c,d,p}</text:p>
                </text:list-item>
                <text:list-item>
                  <text:p text:style-name="P13">E = { (s,a) , (s,c) , (c,d) , (a,b) , (b,p) , (a,d) , (d,p) }</text:p>
                </text:list-item>
                <text:list-item>
                  <text:p text:style-name="P13">représentation mémoire</text:p>
                  <text:list>
                    <text:list-item>
                      <text:p text:style-name="P13">vecteur de sommets, puis pour chaque sommet, la liste des successeurs</text:p>
                    </text:list-item>
                  </text:list>
                </text:list-item>
              </text:list>
            </text:list-item>
          </text:list>
        </text:list-item>
      </text:list>
      <table:table table:name="Tableau1" table:style-name="Tableau1">
        <table:table-column table:style-name="Tableau1.A" table:number-columns-repeated="3"/>
        <table:table-row>
          <table:table-cell table:style-name="Tableau1.A1" office:value-type="string">
            <text:p text:style-name="P8">S</text:p>
          </table:table-cell>
          <table:table-cell table:style-name="Tableau1.A1" office:value-type="string">
            <text:p text:style-name="P8">A</text:p>
          </table:table-cell>
          <table:table-cell table:style-name="Tableau1.C1" office:value-type="string">
            <text:p text:style-name="P8">C</text:p>
          </table:table-cell>
        </table:table-row>
        <table:table-row>
          <table:table-cell table:style-name="Tableau1.A2" office:value-type="string">
            <text:p text:style-name="P8">A</text:p>
          </table:table-cell>
          <table:table-cell table:style-name="Tableau1.A2" office:value-type="string">
            <text:p text:style-name="P8">B</text:p>
          </table:table-cell>
          <table:table-cell table:style-name="Tableau1.C2" office:value-type="string">
            <text:p text:style-name="P8">D</text:p>
          </table:table-cell>
        </table:table-row>
        <table:table-row>
          <table:table-cell table:style-name="Tableau1.A2" office:value-type="string">
            <text:p text:style-name="P8">B</text:p>
          </table:table-cell>
          <table:table-cell table:style-name="Tableau1.A2" office:value-type="string">
            <text:p text:style-name="P8">P</text:p>
          </table:table-cell>
          <table:table-cell table:style-name="Tableau1.C2" office:value-type="string">
            <text:p text:style-name="P8"/>
          </table:table-cell>
        </table:table-row>
        <table:table-row>
          <table:table-cell table:style-name="Tableau1.A2" office:value-type="string">
            <text:p text:style-name="P8">C</text:p>
          </table:table-cell>
          <table:table-cell table:style-name="Tableau1.A2" office:value-type="string">
            <text:p text:style-name="P8">D</text:p>
          </table:table-cell>
          <table:table-cell table:style-name="Tableau1.C2" office:value-type="string">
            <text:p text:style-name="P8"/>
          </table:table-cell>
        </table:table-row>
        <table:table-row>
          <table:table-cell table:style-name="Tableau1.A2" office:value-type="string">
            <text:p text:style-name="P8">D</text:p>
          </table:table-cell>
          <table:table-cell table:style-name="Tableau1.A2" office:value-type="string">
            <text:p text:style-name="P8">P</text:p>
          </table:table-cell>
          <table:table-cell table:style-name="Tableau1.C2" office:value-type="string">
            <text:p text:style-name="P8"/>
          </table:table-cell>
        </table:table-row>
        <table:table-row>
          <table:table-cell table:style-name="Tableau1.A2" office:value-type="string">
            <text:p text:style-name="P8">P </text:p>
          </table:table-cell>
          <table:table-cell table:style-name="Tableau1.A2" office:value-type="string">
            <text:p text:style-name="P8"/>
          </table:table-cell>
          <table:table-cell table:style-name="Tableau1.C2" office:value-type="string">
            <text:p text:style-name="P8"/>
          </table:table-cell>
        </table:table-row>
      </table:table>
      <text:list xml:id="list918442554" text:continue-numbering="true" text:style-name="L2">
        <text:list-item>
          <text:list>
            <text:list-item>
              <text:list>
                <text:list-item>
                  <text:list>
                    <text:list-item>
                      <text:list>
                        <text:list-item>
                          <text:p text:style-name="P13">Place en mémoire : </text:p>
                          <text:list>
                            <text:list-item>
                              <text:p text:style-name="P13">n = nb sommets</text:p>
                            </text:list-item>
                            <text:list-item>
                              <text:p text:style-name="P13">m = nb d'arcs</text:p>
                            </text:list-item>
                            <text:list-item>
                              <text:p text:style-name="P13">O(n+m)</text:p>
                            </text:list-item>
                          </text:list>
                        </text:list-item>
                      </text:list>
                    </text:list-item>
                    <text:list-item>
                      <text:p text:style-name="P13">Matrice d'adjacence O(n²).</text:p>
                    </text:list-item>
                  </text:list>
                </text:list-item>
              </text:list>
            </text:list-item>
          </text:list>
        </text:list-item>
      </text:list>
      <text:p text:style-name="P1"/>
      <text:p text:style-name="P1"/>
      <text:p text:style-name="P1"/>
      <text:p text:style-name="P1"/>
      <text:p text:style-name="P1"/>
      <text:p text:style-name="P1"/>
      <text:p text:style-name="P1"/>
      <text:p text:style-name="P1"/>
      <table:table table:name="Tableau2" table:style-name="Tableau2">
        <table:table-column table:style-name="Tableau2.A" table:number-columns-repeated="6"/>
        <table:table-column table:style-name="Tableau2.G"/>
        <text:soft-page-break/>
        <table:table-row>
          <table:table-cell table:style-name="Tableau2.A1" office:value-type="string">
            <text:p text:style-name="P8"/>
          </table:table-cell>
          <table:table-cell table:style-name="Tableau2.A1" office:value-type="string">
            <text:p text:style-name="P8">S</text:p>
          </table:table-cell>
          <table:table-cell table:style-name="Tableau2.A1" office:value-type="string">
            <text:p text:style-name="P8">A</text:p>
          </table:table-cell>
          <table:table-cell table:style-name="Tableau2.A1" office:value-type="string">
            <text:p text:style-name="P8">B</text:p>
          </table:table-cell>
          <table:table-cell table:style-name="Tableau2.A1" office:value-type="string">
            <text:p text:style-name="P8">C</text:p>
          </table:table-cell>
          <table:table-cell table:style-name="Tableau2.A1" office:value-type="string">
            <text:p text:style-name="P8">D</text:p>
          </table:table-cell>
          <table:table-cell table:style-name="Tableau2.G1" office:value-type="string">
            <text:p text:style-name="P8">P</text:p>
          </table:table-cell>
        </table:table-row>
        <table:table-row>
          <table:table-cell table:style-name="Tableau2.A2" office:value-type="string">
            <text:p text:style-name="P8">S</text:p>
          </table:table-cell>
          <table:table-cell table:style-name="Tableau2.A2" office:value-type="string">
            <text:p text:style-name="P8">0</text:p>
          </table:table-cell>
          <table:table-cell table:style-name="Tableau2.A2" office:value-type="string">
            <text:p text:style-name="P8">1</text:p>
          </table:table-cell>
          <table:table-cell table:style-name="Tableau2.A2" office:value-type="string">
            <text:p text:style-name="P8">0</text:p>
          </table:table-cell>
          <table:table-cell table:style-name="Tableau2.A2" office:value-type="string">
            <text:p text:style-name="P8">1</text:p>
          </table:table-cell>
          <table:table-cell table:style-name="Tableau2.A2" office:value-type="string">
            <text:p text:style-name="P8">0</text:p>
          </table:table-cell>
          <table:table-cell table:style-name="Tableau2.G2" office:value-type="string">
            <text:p text:style-name="P8">0</text:p>
          </table:table-cell>
        </table:table-row>
        <table:table-row>
          <table:table-cell table:style-name="Tableau2.A2" office:value-type="string">
            <text:p text:style-name="P8">A </text:p>
          </table:table-cell>
          <table:table-cell table:style-name="Tableau2.A2" office:value-type="string">
            <text:p text:style-name="P8">0</text:p>
          </table:table-cell>
          <table:table-cell table:style-name="Tableau2.A2" office:value-type="string">
            <text:p text:style-name="P8">0</text:p>
          </table:table-cell>
          <table:table-cell table:style-name="Tableau2.A2" office:value-type="string">
            <text:p text:style-name="P8">1</text:p>
          </table:table-cell>
          <table:table-cell table:style-name="Tableau2.A2" office:value-type="string">
            <text:p text:style-name="P8">0</text:p>
          </table:table-cell>
          <table:table-cell table:style-name="Tableau2.A2" office:value-type="string">
            <text:p text:style-name="P8">1</text:p>
          </table:table-cell>
          <table:table-cell table:style-name="Tableau2.G2" office:value-type="string">
            <text:p text:style-name="P8">0</text:p>
          </table:table-cell>
        </table:table-row>
        <table:table-row>
          <table:table-cell table:style-name="Tableau2.A2" office:value-type="string">
            <text:p text:style-name="P8">B</text:p>
          </table:table-cell>
          <table:table-cell table:style-name="Tableau2.A2" office:value-type="string">
            <text:p text:style-name="P8">...</text:p>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G2" office:value-type="string">
            <text:p text:style-name="P8"/>
          </table:table-cell>
        </table:table-row>
        <table:table-row>
          <table:table-cell table:style-name="Tableau2.A2" office:value-type="string">
            <text:p text:style-name="P8">C</text:p>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G2" office:value-type="string">
            <text:p text:style-name="P8"/>
          </table:table-cell>
        </table:table-row>
        <table:table-row>
          <table:table-cell table:style-name="Tableau2.A2" office:value-type="string">
            <text:p text:style-name="P8">D</text:p>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G2" office:value-type="string">
            <text:p text:style-name="P8"/>
          </table:table-cell>
        </table:table-row>
        <table:table-row>
          <table:table-cell table:style-name="Tableau2.A2" office:value-type="string">
            <text:p text:style-name="P8">P</text:p>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G2" office:value-type="string">
            <text:p text:style-name="P8"/>
          </table:table-cell>
        </table:table-row>
      </table:table>
      <text:p text:style-name="P1"/>
      <text:list xml:id="list1855012865" text:style-name="L3">
        <text:list-item>
          <text:p text:style-name="P14">Problème du flot maximum dans un réseau</text:p>
          <text:list>
            <text:list-item>
              <text:p text:style-name="P16">Entrée : réseau R=G=(V,E), </text:p>
              <text:list>
                <text:list-item>
                  <text:p text:style-name="P16">un graphe orienté G=(V,E), </text:p>
                </text:list-item>
                <text:list-item>
                  <text:p text:style-name="P16">un sommet source S, et un sommet puits P,</text:p>
                </text:list-item>
                <text:list-item>
                  <text:p text:style-name="P16">une fonction de capacité associant E ==&gt; N, je met sur chaque arc une valeur qui est un nombre naturel</text:p>
                </text:list-item>
              </text:list>
            </text:list-item>
            <text:list-item>
              <text:p text:style-name="P16">Sortie :</text:p>
              <text:list>
                <text:list-item>
                  <text:p text:style-name="P16">Flot : </text:p>
                  <text:list>
                    <text:list-item>
                      <text:p text:style-name="P16">une fonction f : E ==&gt;N associant a chaque arc (x,y) un flot(nb naturel) f(x,y).</text:p>
                    </text:list-item>
                    <text:list-item>
                      <text:p text:style-name="P16">contrainte de capacité :</text:p>
                      <text:list>
                        <text:list-item>
                          <text:p text:style-name="P16">pour tout arc(x,y) on a f(x,y) &lt;= cap(x,y).</text:p>
                        </text:list-item>
                      </text:list>
                    </text:list-item>
                    <text:list-item>
                      <text:p text:style-name="P16">contrainte de conservation du flot</text:p>
                      <text:list>
                        <text:list-item>
                          <text:p text:style-name="P16">pour tout sommet X!= {s,p} : flot_rentrant(x) = flot_sortant(x)</text:p>
                        </text:list-item>
                        <text:list-item>
                          <text:p text:style-name="P16">somme de y prédécesseur de x f(y,x) = somme de z successeur de x f(x,z).</text:p>
                        </text:list-item>
                      </text:list>
                    </text:list-item>
                    <text:list-item>
                      <text:p text:style-name="P16">valeur d'un flot :</text:p>
                      <text:list>
                        <text:list-item>
                          <text:p text:style-name="P16">|f| = flot_sortant(s) - flot_rentrant(s)= pour tout z succ de s(somme(f(s,z)) – pour tout y pred s (somme(f(y,s))).</text:p>
                        </text:list-item>
                      </text:list>
                    </text:list-item>
                  </text:list>
                </text:list-item>
              </text:list>
            </text:list-item>
          </text:list>
        </text:list-item>
        <text:list-item>
          <text:p text:style-name="P16">Méthode de Ford-Fulkerson [1956]<text:tab/></text:p>
          <text:list>
            <text:list-item>
              <text:p text:style-name="P16">Entrée : réseau</text:p>
            </text:list-item>
            <text:list-item>
              <text:p text:style-name="P16">Sortie : flot de valeur max</text:p>
              <text:list>
                <text:list-item>
                  <text:p text:style-name="P16">F ← 0 ;// 0 partout.</text:p>
                </text:list-item>
                <text:list-item>
                  <text:p text:style-name="P16">Gf ← G</text:p>
                </text:list-item>
                <text:list-item>
                  <text:p text:style-name="P16">Tant qu'il existe un chemin améliorant M de s à p dans le graphe résiduel ( Gf ) </text:p>
                  <text:list>
                    <text:list-item>
                      <text:p text:style-name="P16">f ' ← flot de mu de val cap ( mu ).</text:p>
                    </text:list-item>
                    <text:list-item>
                      <text:p text:style-name="P16">f ← f + f ' // attention aux signes</text:p>
                    </text:list-item>
                    <text:list-item>
                      <text:p text:style-name="P16">Gf ← graphe résiduel ( G, cap, f ).</text:p>
                    </text:list-item>
                    <text:list-item>
                      <text:p text:style-name="P16">fin tant que ;</text:p>
                    </text:list-item>
                  </text:list>
                </text:list-item>
                <text:list-item>
                  <text:p text:style-name="P16">retourner f ; </text:p>
                </text:list-item>
              </text:list>
            </text:list-item>
            <text:list-item>
              <text:p text:style-name="P16">GrapheResiduel(G,f)</text:p>
            </text:list-item>
            <text:list-item>
              <text:p text:style-name="P16">Gf :</text:p>
              <text:list>
                <text:list-item>
                  <text:p text:style-name="P16">sommets : les mêmes que pour G</text:p>
                </text:list-item>
                <text:list-item>
                  <text:p text:style-name="P16">arcs : pour tout arc (x,y) de G //supposons qu'il n'y a pas (y,x) dans G, on met dans Gf</text:p>
                  <text:list>
                    <text:list-item>
                      <text:p text:style-name="P16">si f(x,y) &lt; cap(x,y) : on met l'arc (x,y) de cap'(x,y) = cap(x,y) – f(x,y)</text:p>
                    </text:list-item>
                    <text:list-item>
                      <text:p text:style-name="P16">si f(x,y) &gt;0 : on met l'arc (y,x) de cap'(y,x) = f(x,y).</text:p>
                    </text:list-item>
                  </text:list>
                </text:list-item>
              </text:list>
            </text:list-item>
          </text:list>
        </text:list-item>
      </text:list>
      <text:p text:style-name="P2"/>
      <text:list xml:id="list1892812836" text:style-name="L4">
        <text:list-item>
          <text:p text:style-name="P17">flot maximum et coupe minimum</text:p>
          <text:list>
            <text:list-item>
              <text:p text:style-name="P17">coupe : partition (X,!X) des sommets telles que : </text:p>
              <text:list>
                <text:list-item>
                  <text:p text:style-name="P17">s € X et p <text:s/>€!X</text:p>
                </text:list-item>
                <text:list-item>
                  <text:p text:style-name="P17"><text:soft-page-break/>capacité d'une coupe = <text:span text:style-name="T1">∑ des capacité des arcs qui vont de gauche à droite et que l'on coupe.</text:span></text:p>
                </text:list-item>
                <text:list-item>
                  <text:p text:style-name="P20">On remarque que la valeur du flot maximum, est égale à la capacité de la coupe minimum.</text:p>
                </text:list-item>
              </text:list>
            </text:list-item>
            <text:list-item>
              <text:p text:style-name="P24">Lemme 1 :</text:p>
              <text:list>
                <text:list-item>
                  <text:p text:style-name="P20">Soit G= (V,E) , s, p, c : E → N ,un réseau</text:p>
                </text:list-item>
                <text:list-item>
                  <text:p text:style-name="P20">Pour tout flot f et toute coupe (Y,!Y) , on a que la valeur du flot est &lt;= à la capacité de la coupe.</text:p>
                </text:list-item>
                <text:list-item>
                  <text:p text:style-name="P24">Preuve :</text:p>
                </text:list-item>
              </text:list>
            </text:list-item>
            <text:list-item>
              <text:p text:style-name="P24">Théorème 1 de Ford-Fulkerson(FF) :</text:p>
              <text:list>
                <text:list-item>
                  <text:p text:style-name="P20">Soit f(Ford-F), un flot tel que dans G(f(FF)) il n'y a plus de chemin de s à p, soit X l'ensemble des sommets que l'on peut atteindre a partir de s dans G(f(FF))</text:p>
                </text:list-item>
                <text:list-item>
                  <text:p text:style-name="P20">on a alors : <text:s/></text:p>
                  <text:list>
                    <text:list-item>
                      <text:p text:style-name="P20">|f(FF)| = <text:s/>cap(X,!X) // où (X,!X) est la coupe du graphe</text:p>
                    </text:list-item>
                  </text:list>
                </text:list-item>
                <text:list-item>
                  <text:p text:style-name="P24">Preuve :</text:p>
                  <text:list>
                    <text:list-item>
                      <text:p text:style-name="P20">1.on cherche a montrer que pour tout arc (u,v) de G, avec u€ X et v €!X on a f(u,v) = c(u,v)</text:p>
                      <text:list>
                        <text:list-item>
                          <text:p text:style-name="P20">si <text:s/>f(u,v)!= c(u,v) avec u€X et v€!X alors dans le graphe résiduel de G , il existe un arc uv de capacité &gt;0 et donc v est accessible depuis s et donc v €X, CONTRADICTOIRE, car v €!X , donc f(u,v) = c(u,v)</text:p>
                        </text:list-item>
                      </text:list>
                    </text:list-item>
                    <text:list-item>
                      <text:p text:style-name="P20">2. pour tout arc (zt) de g avec z €!X et t €X on a f(zt) =0 </text:p>
                      <text:list>
                        <text:list-item>
                          <text:p text:style-name="P20">si f(zt) &gt; 0 <text:s/>alors dans le graphe résiduel de g, il existe un arc tz de cap &gt;0, et donc z est accessible depuis s et z €X , CONTRADICTOIRE,car z €!X donc f(zt) =0 .</text:p>
                        </text:list-item>
                      </text:list>
                    </text:list-item>
                    <text:list-item>
                      <text:p text:style-name="P20">3. f(FF)(X,!X) = ∑f(uv) – ∑f(zt) = ∑ c(uv) – 0 = par def c'est capde la coupe (X,!X)</text:p>
                    </text:list-item>
                    <text:list-item>
                      <text:p text:style-name="P20">4. soit f(FF) un flot tel que il n'existe plus de chemin améliorant, soit (X,!X</text:p>
                    </text:list-item>
                  </text:list>
                  <text:p text:style-name="P20">) la coupe définie dans THM1</text:p>
                  <text:list>
                    <text:list-item>
                      <text:list>
                        <text:list-item text:start-value="1">
                          <text:p text:style-name="P20">on a |f(FF)| = cap(X,!X), f(FF) est un flot de valeur maximum et (X,!X) est une coupe de capacité minimum.</text:p>
                        </text:list-item>
                      </text:list>
                    </text:list-item>
                  </text:list>
                </text:list-item>
                <text:list-item>
                  <text:p text:style-name="P20">f un flot, (Y ,!Y) un coupe,</text:p>
                  <text:list>
                    <text:list-item>
                      <text:p text:style-name="P20">f(Y,!Y) = ∑f(u,v) - ∑f(z,t) // u,t €Y, et z,v €!Y</text:p>
                    </text:list-item>
                    <text:list-item>
                      <text:p text:style-name="P20">l'idée est de montrer que la valeur du flot dans une coupe est une valeur x, et que si l'on rajoute dans cette coupe un sommet de son !Y, alors la valeur du flot ne change pas, grâce à la propriété de conservation du flot dans les sommets.</text:p>
                    </text:list-item>
                  </text:list>
                </text:list-item>
              </text:list>
            </text:list-item>
          </text:list>
        </text:list-item>
      </text:list>
      <text:list xml:id="list1066245682" text:style-name="L5">
        <text:list-item>
          <text:p text:style-name="P15">Méthode de Ford-Fulkerson</text:p>
          <text:list>
            <text:list-item>
              <text:p text:style-name="P18">tout algo qui trouve un flot f(FF) tel qu'il n'y ai plus de chemin améliorant à trouvé un flot max.</text:p>
              <text:list>
                <text:list-item>
                  <text:p text:style-name="P18">on trouve aussi la coupe de capacité minimum</text:p>
                </text:list-item>
                <text:list-item>
                  <text:p text:style-name="P18">Algo FlotMaxCoupeMin</text:p>
                  <text:list>
                    <text:list-item>
                      <text:p text:style-name="P18">f(FF)AlgolFlotMax</text:p>
                    </text:list-item>
                    <text:list-item>
                      <text:p text:style-name="P18">Calcul Gf(FF)</text:p>
                    </text:list-item>
                    <text:list-item>
                      <text:p text:style-name="P18">on lance un parcours depuis s dans Gf(FF)</text:p>
                    </text:list-item>
                    <text:list-item>
                      <text:p text:style-name="P18">on prend X = ensemble des sommets accessible depuis s dans Gf(FF)</text:p>
                    </text:list-item>
                    <text:list-item>
                      <text:p text:style-name="P18">et la coupe min = (X,!X).</text:p>
                    </text:list-item>
                    <text:list-item>
                      <text:p text:style-name="P18">complexité : versions polynomiales O(n³).</text:p>
                    </text:list-item>
                  </text:list>
                </text:list-item>
              </text:list>
            </text:list-item>
          </text:list>
        </text:list-item>
      </text:list>
      <text:p text:style-name="P2"/>
      <text:p text:style-name="P2"/>
      <text:p text:style-name="P2"/>
      <text:p text:style-name="P9"/>
      <text:p text:style-name="P2"><text:soft-page-break/>28/09/12</text:p>
      <text:p text:style-name="P2"/>
      <text:p text:style-name="P2">Algorithme de reconnaissance de graphe planaire</text:p>
      <text:p text:style-name="P2">E : <text:tab/>graphe G=(V,E) , non-orienté, 2-connexe(connexe et enlever 2 sommet pour le déco).</text:p>
      <text:p text:style-name="P2">S : <text:tab/>booléen : vrai si g est planaire, faux sinon</text:p>
      <text:p text:style-name="P2"><text:tab/>F = ensemble des faces d'un dessin planaire de g // si g planaire</text:p>
      <text:p text:style-name="P2"/>
      <text:p text:style-name="P2">G:graph init</text:p>
      <text:p text:style-name="P2">H : sous-graphes planaire déjà déssiné</text:p>
      <text:p text:style-name="P2">les <text:span text:style-name="T2">ponts</text:span> de G par rapport H : morceau de G pas encore dessinés mais qui se raccrochent à H.</text:p>
      <text:p text:style-name="P2">définition : ponts :</text:p>
      <text:list xml:id="list1055145045" text:style-name="L6">
        <text:list-item>
          <text:p text:style-name="P19">pont dégénérés : arête XY de G qui n''est pas dans H mais dont les deux extrémités sont dans H.</text:p>
        </text:list-item>
        <text:list-item>
          <text:p text:style-name="P19">pont non dégénérés : <text:s/></text:p>
          <text:list>
            <text:list-item>
              <text:p text:style-name="P19">formés de C : une composante connexe de G-H</text:p>
            </text:list-item>
            <text:list-item>
              <text:p text:style-name="P19">N(C) : ensemble des voisins de C dans G.</text:p>
            </text:list-item>
            <text:list-item>
              <text:p text:style-name="P19">toutes les arêtes de G qui touchent un sommet de C</text:p>
            </text:list-item>
          </text:list>
        </text:list-item>
      </text:list>
      <text:p text:style-name="P2"/>
      <text:p text:style-name="P2">Soit B un pont, </text:p>
      <text:p text:style-name="P2"><text:span text:style-name="T2">pieds</text:span> du pont les sommets de B qui se trouvent dans H </text:p>
      <text:p text:style-name="P2">Rq : chaque pont à &gt;= 2 pieds (par 2-connexité) </text:p>
      <text:p text:style-name="P3">faces compatibles :<text:span text:style-name="T3"> Une faces fi de H est compatible avec B, si pieds(B) inclus dans fi .</text:span></text:p>
      <text:p text:style-name="P2"/>
      <text:p text:style-name="P2">E : <text:tab/>graphe G=(V,E) , non-orienté, 2-connexe(connexe et enlever 2 sommet pour le déco).</text:p>
      <text:p text:style-name="P2">S : <text:tab/>booléen : vrai si g est planaire, faux sinon</text:p>
      <text:p text:style-name="P2"><text:tab/>F = ensemble des faces d'un dessin planaire de g // si g planaire</text:p>
      <text:p text:style-name="P2"/>
      <text:p text:style-name="P2">soit C un cycle de G // il existe car le graphe est 2-connexe</text:p>
      <text:p text:style-name="P2">H ← C // sommets + arêtes de G.</text:p>
      <text:p text:style-name="P2">F ← {f1,f2} où f1 et f2 sont formés des sommets du cycle.</text:p>
      <text:p text:style-name="P2">Calculer l'ensemble <text:span text:style-name="T1">β</text:span> des ponts de G par rapport à H.</text:p>
      <text:p text:style-name="P2">pour chaque ponts B€ <text:span text:style-name="T1">β</text:span> , calculer facescompatibles(B).</text:p>
      <text:p text:style-name="P2">//boucle principale</text:p>
      <text:p text:style-name="P2">tantQue G!= H </text:p>
      <text:p text:style-name="P2"><text:tab/>si il existe un pont B sans face compatibles</text:p>
      <text:p text:style-name="P2"><text:tab/><text:tab/>return faux ;//g non planaire</text:p>
      <text:p text:style-name="P2"><text:tab/>choisir un pont B avec le moins de faces compatibles. //O(n)</text:p>
      <text:p text:style-name="P2"><text:tab/>Choisir fi € facesCompatibles(B). // O(n)</text:p>
      <text:p text:style-name="P2"><text:tab/>soit x,y € Pieds(B) et mu un chemin de x à y dans B // O(n+m)</text:p>
      <text:p text:style-name="P2"><text:tab/>ajouter mu au graphe H //O(n)</text:p>
      <text:p text:style-name="P2"><text:tab/>la face fi est remplacée par deux nouvelles faces. Mise a jour de l'ensemble des faces</text:p>
      <text:p text:style-name="P2"><text:tab/>Mise à jour des ponts et des faces compatibles.</text:p>
      <text:p text:style-name="P2">FinTantQue</text:p>
      <text:p text:style-name="P2">return Vrai ;</text:p>
      <text:p text:style-name="P2">#ponts : | <text:span text:style-name="T1">β| &lt;= m € O(n)</text:span></text:p>
      <text:p text:style-name="P10">#faces : |F| € O(n)</text:p>
      <text:p text:style-name="P4">5/10/12</text:p>
      <text:p text:style-name="P4">théorème : Soit g un graphe planaire avec un dessin donné. Soit f un face de ce dessin. On peut redessiner G de sorte a ce que f soit la face extérieur du dessin.</text:p>
      <text:p text:style-name="P4"/>
      <text:p text:style-name="P4"/>
      <text:p text:style-name="P4">Nouveau Chapitre : Cycle eulérien / Cycle Hamiltonien</text:p>
      <text:p text:style-name="P4"><text:soft-page-break/></text:p>
      <text:p text:style-name="P4">exemple : postier chinois, voyageur de commerce</text:p>
      <text:p text:style-name="P4"/>
      <text:p text:style-name="P4">Soit g un multi-graphe, </text:p>
      <text:list xml:id="list1300358129" text:style-name="L7">
        <text:list-item>
          <text:p text:style-name="P21">cycle eulérien : cycle passant <text:span text:style-name="T2">exactement</text:span> un fois par chaque arête</text:p>
        </text:list-item>
        <text:list-item>
          <text:p text:style-name="P21">graphe eulérien : graphe possédant un cycle eulérien .</text:p>
          <text:p text:style-name="P21"/>
          <text:p text:style-name="P21"><text:s/></text:p>
        </text:list-item>
      </text:list>
      <text:p text:style-name="P4"/>
      <text:p text:style-name="P4">Problème du postier chinois</text:p>
      <text:p text:style-name="P4">Entrée : multigraphe G , longueur(pos) sur les arêtes.</text:p>
      <text:p text:style-name="P4">Sortie : Cycle passant au moins une fois par chaque arête , de longueur minimum. </text:p>
      <text:p text:style-name="P4"/>
      <text:p text:style-name="P4">Cycle hamiltonien : cycle passant exactement une fois par chaque sommet</text:p>
      <text:p text:style-name="P4"/>
      <text:p text:style-name="P4">Problème du voyageur de commerce</text:p>
      <text:p text:style-name="P4">Entrée : multigraphe G , longueur(pos) sur les arêtes.</text:p>
      <text:p text:style-name="P5">Sortie : Cycle passant au moins une fois par chaque sommet , de longueur minimum. </text:p>
      <text:p text:style-name="P10"/>
      <text:p text:style-name="P4">12/10/12</text:p>
      <text:p text:style-name="P4"/>
      <text:p text:style-name="P4">graphe eulérien , algo polynomial</text:p>
      <text:p text:style-name="P4"/>
      <text:p text:style-name="P4">Graphe Hamiltonien</text:p>
      <text:p text:style-name="P4"><text:tab/>problème d'hamiltonicité</text:p>
      <text:p text:style-name="P4">Entrée : un graphe G non-orienté</text:p>
      <text:p text:style-name="P4">Sortie : un booléen, vrai si G est hamiltonien, Faux sinon</text:p>
      <text:p text:style-name="P4"/>
      <text:p text:style-name="P4">// problème NP-Difficile</text:p>
      <text:list xml:id="list262545754" text:style-name="L8">
        <text:list-item>
          <text:p text:style-name="P22">on ne connaît pas d'algo polynomial pour les résoudre</text:p>
        </text:list-item>
        <text:list-item>
          <text:p text:style-name="P22">il est conjecturé qu 'il n'y a pas d'algo polynomial pour les résoudre.</text:p>
        </text:list-item>
      </text:list>
      <text:p text:style-name="P4"/>
      <text:p text:style-name="P4"/>
      <text:p text:style-name="P4">Feuille de td1 approximation _ grands classiques</text:p>
      <text:p text:style-name="P4"/>
      <text:p text:style-name="P6">parcours de lifo par un agent de sécurité : </text:p>
      <text:p text:style-name="P4"/>
      <text:list xml:id="list1779911371" text:style-name="L9">
        <text:list-item>
          <text:p text:style-name="P23">1 cas, structure d'arbre :</text:p>
          <text:list>
            <text:list-item>
              <text:p text:style-name="P23">ParcoursProfondeur(Graphe G){</text:p>
              <text:list>
                <text:list-item>
                  <text:p text:style-name="P23">//initialisation</text:p>
                </text:list-item>
                <text:list-item>
                  <text:p text:style-name="P23">pour chaque sommet x de G { </text:p>
                  <text:list>
                    <text:list-item>
                      <text:p text:style-name="P23">etat[x] ← nonAtteint ;</text:p>
                    </text:list-item>
                  </text:list>
                </text:list-item>
                <text:list-item>
                  <text:p text:style-name="P23">}</text:p>
                </text:list-item>
                <text:list-item>
                  <text:p text:style-name="P23">ParcoursProfondeurRec(Sommet entree) ;</text:p>
                </text:list-item>
              </text:list>
            </text:list-item>
            <text:list-item>
              <text:p text:style-name="P23">}</text:p>
            </text:list-item>
            <text:list-item>
              <text:p text:style-name="P23">ParcoursProfondeurRec(Sommet x){</text:p>
              <text:list>
                <text:list-item>
                  <text:p text:style-name="P23">etat[x] ← atteint ;</text:p>
                </text:list-item>
                <text:list-item>
                  <text:p text:style-name="P23">pour chaque y voisin de x{</text:p>
                  <text:list>
                    <text:list-item>
                      <text:p text:style-name="P23">si etat[y] == nonAtteint {</text:p>
                      <text:list>
                        <text:list-item>
                          <text:p text:style-name="P25">print(x) ;</text:p>
                        </text:list-item>
                        <text:list-item>
                          <text:p text:style-name="P23">ParcoursProfondeurRec(y) ;</text:p>
                        </text:list-item>
                      </text:list>
                    </text:list-item>
                    <text:list-item>
                      <text:p text:style-name="P23"><text:soft-page-break/>}</text:p>
                    </text:list-item>
                  </text:list>
                </text:list-item>
                <text:list-item>
                  <text:p text:style-name="P23">}</text:p>
                </text:list-item>
                <text:list-item>
                  <text:p text:style-name="P23">etat[x] ← traité ;</text:p>
                </text:list-item>
                <text:list-item>
                  <text:p text:style-name="P25">print( - x)</text:p>
                </text:list-item>
              </text:list>
            </text:list-item>
          </text:list>
        </text:list-item>
      </text:list>
      <text:p text:style-name="P7"/>
      <text:list xml:id="list601426802" text:style-name="L10">
        <text:list-item>
          <text:p text:style-name="P26">2 montrons que l'agent parcours chaque arête exactement deux fois .</text:p>
          <text:list>
            <text:list-item>
              <text:p text:style-name="P26">Chaque sommet est vu &gt;= 1fois.</text:p>
            </text:list-item>
            <text:list-item>
              <text:p text:style-name="P26">Chaque arête est vue &gt;= 2 fois.</text:p>
            </text:list-item>
          </text:list>
        </text:list-item>
      </text:list>
      <text:p text:style-name="P7"/>
      <text:p text:style-name="P7"/>
      <text:p text:style-name="P7"/>
      <text:p text:style-name="P7"/>
      <text:list xml:id="list672952689" text:continue-numbering="true" text:style-name="L10">
        <text:list-item>
          <text:p text:style-name="P26">Cas général : on considère maintenant un graphe quelconque, et supposons de plus que l'on associe a chaque arête un longueur positive( la longueur du couloir respectif). Nous souhaitons trouver le chemin le plus court. Nous cherchons une solution convenable, même si celle ci n'est pas optimale.</text:p>
          <text:list>
            <text:list-item>
              <text:p text:style-name="P26">Tarpm (ArbreRecouvrantPoidsMinimum).</text:p>
            </text:list-item>
            <text:list-item>
              <text:p text:style-name="P26">Quelque soit <text:s/>un Tour <text:s/>Poids(Tarpm) &lt; Poids(Tour)</text:p>
            </text:list-item>
            <text:list-item>
              <text:p text:style-name="P26">preuve : le tour Tour Contient Strictement un arbre recouvrant T, il suffit de supprimer des arêtes du Tour , sans détruire la propriété de connexité, poids(Tour) &gt; poids(T)≥poids(Tarpm).</text:p>
            </text:list-item>
          </text:list>
        </text:list-item>
      </text:list>
      <text:p text:style-name="P7"/>
      <text:list xml:id="list70703038" text:style-name="L11">
        <text:list-item>
          <text:p text:style-name="P27">Nous souhaitons un algorithme pour le voyageur de commerce</text:p>
        </text:list-item>
        <text:list-item>
          <text:p text:style-name="P27">VoyageurDeCommerce2Approx</text:p>
        </text:list-item>
        <text:list-item>
          <text:p text:style-name="P27">Entrée : un graphe non-orienté G, poids sur les arêtes</text:p>
        </text:list-item>
        <text:list-item>
          <text:p text:style-name="P27">Sortie : Tour « pas trop mal »</text:p>
          <text:list>
            <text:list-item>
              <text:p text:style-name="P27">Tarpm ← ArbreRecPoidsMin(G,poids) // algorithme de Kruskal,prim etc..</text:p>
            </text:list-item>
            <text:list-item>
              <text:p text:style-name="P27">Tourt ← ParcourProfondeur(Tarmp) ;</text:p>
            </text:list-item>
            <text:list-item>
              <text:p text:style-name="P27">return Tourt ;</text:p>
            </text:list-item>
          </text:list>
        </text:list-item>
        <text:list-item>
          <text:p text:style-name="P29">Théorème :<text:span text:style-name="T3"> le tour calculé par l' algorithme est au pire deux fois plus long que le tour optimum. Poids(Tour) = 2poids(Tarmp)// a cause du parcours profondeur</text:span></text:p>
          <text:list>
            <text:list-item>
              <text:p text:style-name="P27">poids(Tarpm) &lt; <text:s/>poids(TourOPT). // Q2.1</text:p>
            </text:list-item>
          </text:list>
        </text:list-item>
      </text:list>
      <text:p text:style-name="P7"/>
      <text:p text:style-name="P11"/>
      <text:p text:style-name="P7">16/10/12</text:p>
      <text:p text:style-name="P7"/>
      <text:p text:style-name="P7">Problème voyageur commerce</text:p>
      <text:p text:style-name="P7"/>
      <text:p text:style-name="P7">E : graphe G=(V,E) non-orienté, poids strictement positifs sur les arêtes</text:p>
      <text:p text:style-name="P7">S : Tour : cycle passant au moins une fois par chaque sommet.</text:p>
      <text:p text:style-name="P7">Objectif : minimiser le poids du Tour.</text:p>
      <text:p text:style-name="P7">Ce que l'on a : VoyageurDeCommerce2Approx</text:p>
      <text:list xml:id="list1293049621" text:style-name="L12">
        <text:list-item>
          <text:p text:style-name="P28">polynomial : O(m.log(n))</text:p>
        </text:list-item>
        <text:list-item>
          <text:p text:style-name="P28">calcul un tour</text:p>
        </text:list-item>
        <text:list-item>
          <text:p text:style-name="P28">poids(Tour) &lt; 2*Poids(TourOPTIMAL)</text:p>
        </text:list-item>
        <text:list-item>
          <text:p text:style-name="P28">on a donc un algorithme de 2-approximation pour un problème d'Optimisation, <text:s/>2-approximation car la solution est au pire 2 fois l'optimum.</text:p>
          <text:p text:style-name="P28"/>
        </text:list-item>
        <text:list-item>
          <text:p text:style-name="P28">Définitions : </text:p>
          <text:list>
            <text:list-item>
              <text:p text:style-name="P28">problème d'optimisation : </text:p>
              <text:list>
                <text:list-item>
                  <text:p text:style-name="P28"><text:soft-page-break/>Entrée. (Instance)</text:p>
                </text:list-item>
                <text:list-item>
                  <text:p text:style-name="P28">Solution admissible : dépend de l'entrée et satisfait certaine contraintes quelque chose d'acceptable faute de mieux.</text:p>
                </text:list-item>
                <text:list-item>
                  <text:p text:style-name="P28">Objectif : soit maximiser un bénéfice, soit minimiser un coût.</text:p>
                </text:list-item>
                <text:list-item>
                  <text:p text:style-name="P28">Exemple : TSP (Travelling Salesman Problem)</text:p>
                  <text:list>
                    <text:list-item>
                      <text:p text:style-name="P28">Entrée : graphe+ poids</text:p>
                    </text:list-item>
                    <text:list-item>
                      <text:p text:style-name="P28">solution admissible : Tour (cycle passant au moins un fois par chaque sommet)</text:p>
                    </text:list-item>
                    <text:list-item>
                      <text:p text:style-name="P28">objectif : minimiser le poids du tour .</text:p>
                    </text:list-item>
                  </text:list>
                </text:list-item>
                <text:list-item>
                  <text:p text:style-name="P28">Exemple 2 : plus court chemin</text:p>
                  <text:list>
                    <text:list-item>
                      <text:p text:style-name="P28">entrée : graphe , poids, sommet source, sommet destination.</text:p>
                    </text:list-item>
                    <text:list-item>
                      <text:p text:style-name="P28">Sortie : chemin de la source a destination</text:p>
                    </text:list-item>
                    <text:list-item>
                      <text:p text:style-name="P28">objectif : minimiser le poids du chemin</text:p>
                    </text:list-item>
                  </text:list>
                </text:list-item>
                <text:list-item>
                  <text:p text:style-name="P28">Idéalement , pour un problème d'optimisation, on veut un algorithme </text:p>
                  <text:list>
                    <text:list-item>
                      <text:p text:style-name="P28">efficace , au moins polynomial</text:p>
                    </text:list-item>
                    <text:list-item>
                      <text:p text:style-name="P28">calculant la solution <text:span text:style-name="T4">optimale</text:span></text:p>
                    </text:list-item>
                    <text:list-item>
                      <text:p text:style-name="P28">On sais faire pour beaucoup de problème(plus court chemin, arpm, prog linéaire)</text:p>
                    </text:list-item>
                  </text:list>
                </text:list-item>
                <text:list-item>
                  <text:p text:style-name="P28">Constat : beaucoup de problème d'optimisation sont « difficiles »</text:p>
                  <text:list>
                    <text:list-item>
                      <text:p text:style-name="P28">définition formelle : S2</text:p>
                    </text:list-item>
                    <text:list-item>
                      <text:p text:style-name="P28">en clair : on n'a pas d'algorithme efficace qui trouve la solution optimale.</text:p>
                    </text:list-item>
                  </text:list>
                </text:list-item>
              </text:list>
            </text:list-item>
            <text:list-item>
              <text:p text:style-name="P28">Que faire des problèmes difficiles ?</text:p>
              <text:list>
                <text:list-item>
                  <text:p text:style-name="P28">Algorithmes qui calculent une solution optimale, quitte à mettre un temps exponentiel. ( <text:span text:style-name="T5">branch</text:span>_<text:span text:style-name="T5">and</text:span>_bound , en programmation linéaire)</text:p>
                </text:list-item>
                <text:list-item>
                  <text:p text:style-name="P28">Heuristiques : algorithme souvent efficace qui trouve des solutions admissibles mais sans garantie sur l'objectif</text:p>
                  <text:list>
                    <text:list-item>
                      <text:p text:style-name="P28">méta-heuristique : algorithmes génétiques, recherche tabou, recuit simulé</text:p>
                    </text:list-item>
                  </text:list>
                </text:list-item>
                <text:list-item>
                  <text:p text:style-name="P28">Algorithmes de C-Approximation pour le problème P (C : constante &gt;1).</text:p>
                  <text:list>
                    <text:list-item>
                      <text:p text:style-name="P28">algorithme polynomial</text:p>
                    </text:list-item>
                    <text:list-item>
                      <text:p text:style-name="P28">trouve une solution admissible.</text:p>
                    </text:list-item>
                    <text:list-item>
                      <text:p text:style-name="P28">Garantie sur l'objectif</text:p>
                    </text:list-item>
                    <text:list-item>
                      <text:p text:style-name="P28">C est le facteur de garantie</text:p>
                    </text:list-item>
                    <text:list-item>
                      <text:p text:style-name="P28">Si P est un problème de minimisation,</text:p>
                      <text:list>
                        <text:list-item>
                          <text:p text:style-name="P28">je suis C-content si le cout de la solution de l'algo est ≤ C * cout(Optimum)</text:p>
                        </text:list-item>
                      </text:list>
                    </text:list-item>
                    <text:list-item>
                      <text:p text:style-name="P28">si P est un problème de maximisation</text:p>
                      <text:list>
                        <text:list-item>
                          <text:p text:style-name="P28">je suis C-content si le bénéfice de l'algorithme est ≥ 1/C * bénef(Optimum</text:p>
                        </text:list-item>
                      </text:list>
                    </text:list-item>
                  </text:list>
                </text:list-item>
              </text:list>
            </text:list-item>
          </text:list>
        </text:list-item>
        <text:list-item>
          <text:p text:style-name="P28">Lemme : Soit H un graphe , le nombre de sommets de degré impair de H est pair.</text:p>
          <text:list>
            <text:list-item>
              <text:p text:style-name="P28">VoyageurDeCommerce1.5Approx</text:p>
              <text:list>
                <text:list-item>
                  <text:p text:style-name="P28">1 Tarpm ← ArbreRecPoidsMin(G,poids) ;</text:p>
                </text:list-item>
                <text:list-item>
                  <text:p text:style-name="P28">2 Vimp : l'ensemble de sommets de degré impair <text:span text:style-name="T4">DANS</text:span> l'arbre Tarpm.</text:p>
                </text:list-item>
                <text:list-item>
                  <text:p text:style-name="P28">3 Calculer, pour tout x,y € Vimp, un plus court chemin µ(x,y) de x à y dans G.</text:p>
                </text:list-item>
                <text:list-item>
                  <text:p text:style-name="P28">4 Soit Kimp(Vimp,Eimp) : Clique sur Vimp, poids : pour tout x,y €Vimp , w(x,y) = poids(µ(x,y)).</text:p>
                </text:list-item>
                <text:list-item>
                  <text:p text:style-name="P28">5 M ← CouplageParfaitPoidsMin(Kimp,w) //</text:p>
                  <text:list>
                    <text:list-item>
                      <text:p text:style-name="P28">couplage : ensemble d'arêtes sans extrémité commune.</text:p>
                    </text:list-item>
                    <text:list-item>
                      <text:p text:style-name="P28">Parfait : touche tous les sommets.</text:p>
                    </text:list-item>
                  </text:list>
                </text:list-item>
                <text:list-item>
                  <text:p text:style-name="P28">6 H ← Tarpm</text:p>
                  <text:list>
                    <text:list-item>
                      <text:p text:style-name="P28">pour chaque arête x,y de M</text:p>
                      <text:list>
                        <text:list-item>
                          <text:p text:style-name="P28">ajouter à H les arêtes de µ(x,y) // H sera après un multigraphe.</text:p>
                        </text:list-item>
                      </text:list>
                    </text:list-item>
                  </text:list>
                </text:list-item>
                <text:list-item>
                  <text:p text:style-name="P28">7 Tour ← CycleEulérien(H).</text:p>
                </text:list-item>
                <text:list-item>
                  <text:p text:style-name="P28">return Tour.</text:p>
                </text:list-item>
              </text:list>
            </text:list-item>
          </text:list>
        </text:list-item>
        <text:list-item>
          <text:p text:style-name="P28"><text:soft-page-break/>Algo </text:p>
          <text:list>
            <text:list-item>
              <text:p text:style-name="P28">polynomial </text:p>
            </text:list-item>
            <text:list-item>
              <text:p text:style-name="P28">calcul un tour</text:p>
            </text:list-item>
            <text:list-item>
              <text:p text:style-name="P28">Poids(TourAlgo) = Poids(Tarpm) + w(M) // poids M</text:p>
            </text:list-item>
            <text:list-item>
              <text:p text:style-name="P28">rappel : poids(Tarpm) &lt; poids(TourOP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hoopgap </meta:initial-creator>
    <meta:creation-date>2012-09-11T15:46:14</meta:creation-date>
    <dc:date>2012-10-16T15:07:37</dc:date>
    <dc:creator>Whoopgap </dc:creator>
    <meta:editing-duration>PT7H45M9S</meta:editing-duration>
    <meta:editing-cycles>139</meta:editing-cycles>
    <meta:generator>LibreOffice/3.5$Linux_X86_64 LibreOffice_project/350m1$Build-2</meta:generator>
    <meta:document-statistic meta:table-count="2" meta:image-count="0" meta:object-count="0" meta:page-count="8" meta:paragraph-count="298" meta:word-count="2383" meta:character-count="12019" meta:non-whitespace-character-count="10078"/>
  </office:meta>
</office:document-meta>
</file>